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ackground-color="#f898c8"/>
    </style:style>
    <style:style style:name="ce26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6"/>
        <table:table-column table:style-name="co2" table:default-cell-style-name="ce3"/>
        <table:table-column table:style-name="co3" table:default-cell-style-name="ce16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CataloguePricingUpdate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atalogue Pricing Update. Details</text:p>
          </table:table-cell>
          <table:table-cell table:style-name="ce2" office:value-type="string">
            <text:p>CataloguePricingUpdate</text:p>
          </table:table-cell>
          <table:table-cell table:style-name="ce2" office:value-type="string">
            <text:p>The document used to update information about prices on an existing Catalogue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Aggiornamento Prezzi Catalogo</text:p>
          </table:table-cell>
          <table:table-cell table:style-name="ce15" office:value-type="string">
            <text:p>Il documento utilizzato per aggiornare le informazioni sui prezzi in un Catalogo esistente.</text:p>
          </table:table-cell>
          <table:table-cell table:style-name="ce25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Catalogue Pricing Update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 UBL</text:p>
          </table:table-cell>
          <table:table-cell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atalogue Pricing Update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ersonalizzazione</text:p>
          </table:table-cell>
          <table:table-cell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atalogue Pricing Update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subset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rofilo</text:p>
          </table:table-cell>
          <table:table-cell office:value-type="string">
            <text:p>Identifica il profilo utente del sottoinsieme di UBL usato.</text:p>
          </table:table-cell>
          <table:table-cell table:number-columns-repeated="1016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Catalogue Pricing Update. Identifier</text:p>
          </table:table-cell>
          <table:table-cell office:value-type="string">
            <text:p>ID</text:p>
          </table:table-cell>
          <table:table-cell office:value-type="string">
            <text:p>An identifier for the Catalogue Revision assigned by the Selle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Un identificatore per la Revisione Catalogo assegnata dal Venditore.</text:p>
          </table:table-cell>
          <table:table-cell table:number-columns-repeated="1016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atalogue Pricing Update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Catalogue Pricing Update. Name</text:p>
          </table:table-cell>
          <table:table-cell office:value-type="string">
            <text:p>Name</text:p>
          </table:table-cell>
          <table:table-cell office:value-type="string">
            <text:p>A name given to the Catalogue Revision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Nome</text:p>
          </table:table-cell>
          <table:table-cell office:value-type="string">
            <text:p>Un nome assegnato alla Revisione Catalogo.</text:p>
          </table:table-cell>
          <table:table-cell table:number-columns-repeated="1016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Catalogue Pricing Update. Issue Date. Date</text:p>
          </table:table-cell>
          <table:table-cell office:value-type="string">
            <text:p>IssueDate</text:p>
          </table:table-cell>
          <table:table-cell office:value-type="string">
            <text:p>The date when the catalogue revision was issued.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Data Emissione</text:p>
          </table:table-cell>
          <table:table-cell office:value-type="string">
            <text:p>Data di emissione Revisione Catalogo.</text:p>
          </table:table-cell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Catalogue Pricing Update. Issue Time. Time</text:p>
          </table:table-cell>
          <table:table-cell office:value-type="string">
            <text:p>IssueTime</text:p>
          </table:table-cell>
          <table:table-cell office:value-type="string">
            <text:p>The time when the catalogue revision was issu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ra Emissione</text:p>
          </table:table-cell>
          <table:table-cell office:value-type="string">
            <text:p>Ora di emissione della Revisione Catalogo.</text:p>
          </table:table-cell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Catalogue Pricing Update. Revision Date. Date</text:p>
          </table:table-cell>
          <table:table-cell office:value-type="string">
            <text:p>RevisionDate</text:p>
          </table:table-cell>
          <table:table-cell office:value-type="string">
            <text:p>The date assigned by the Seller on which the Catalogue was revi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Data Revisione</text:p>
          </table:table-cell>
          <table:table-cell office:value-type="string">
            <text:p>La data assegnata dal Venditore in cui il Catalogo è stato revisionato.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atalogue Pricing Update. Revision Time. Time</text:p>
          </table:table-cell>
          <table:table-cell office:value-type="string">
            <text:p>RevisionTime</text:p>
          </table:table-cell>
          <table:table-cell office:value-type="string">
            <text:p>The time assigned by the Seller at which the Catalogue was revi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ra Revisione</text:p>
          </table:table-cell>
          <table:table-cell office:value-type="string">
            <text:p>L'ora assegnata dal Venditore in cui il Catalogo è stato revisionato.</text:p>
          </table:table-cell>
          <table:table-cell table:number-columns-repeated="1016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Catalogue Pricing Update. Note. Text</text:p>
          </table:table-cell>
          <table:table-cell office:value-type="string">
            <text:p>Note</text:p>
          </table:table-cell>
          <table:table-cell office:value-type="string">
            <text:p>Free-form text applying to the Catalogue Revision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Testo libero relativo alla Revisione Catalogo. Può contenere note o altre informazioni non esplicitamente previste nella struttura del documento.</text:p>
          </table:table-cell>
          <table:table-cell table:number-columns-repeated="1016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Catalogue Pricing Update. Description. Text</text:p>
          </table:table-cell>
          <table:table-cell office:value-type="string">
            <text:p>Description</text:p>
          </table:table-cell>
          <table:table-cell office:value-type="string">
            <text:p>Textual description of the document instanc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Descrizione</text:p>
          </table:table-cell>
          <table:table-cell table:style-name="ce24" office:value-type="string">
            <text:p>Descrizione testuale dell'istanza del documento.</text:p>
          </table:table-cell>
          <table:table-cell table:number-columns-repeated="1016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Catalogue Pricing Update. Version. Identifier</text:p>
          </table:table-cell>
          <table:table-cell office:value-type="string">
            <text:p>VersionID</text:p>
          </table:table-cell>
          <table:table-cell office:value-type="string">
            <text:p>Indicates the current version of the catalogu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</text:p>
          </table:table-cell>
          <table:table-cell office:value-type="string">
            <text:p>Indica la versione corrente del Catalogo.</text:p>
          </table:table-cell>
          <table:table-cell table:number-columns-repeated="1016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Catalogue Pricing Update. Line Count. Numeric</text:p>
          </table:table-cell>
          <table:table-cell office:value-type="string">
            <text:p>LineCountNumeric</text:p>
          </table:table-cell>
          <table:table-cell office:value-type="string">
            <text:p>The number of lines 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otale Righe</text:p>
          </table:table-cell>
          <table:table-cell office:value-type="string">
            <text:p>Numero di righe nel documento.</text:p>
          </table:table-cell>
          <table:table-cell table:number-columns-repeated="1016"/>
        </table:table-row>
        <table:table-row table:style-name="ro5">
          <table:table-cell table:style-name="ce4" office:value-type="float" office:value="16">
            <text:p>16</text:p>
          </table:table-cell>
          <table:table-cell table:style-name="ce4" office:value-type="string">
            <text:p>Catalogue Pricing Update. Validity_ Period. Period</text:p>
          </table:table-cell>
          <table:table-cell table:style-name="ce4" office:value-type="string">
            <text:p>ValidityPeriod</text:p>
          </table:table-cell>
          <table:table-cell table:style-name="ce4" office:value-type="string">
            <text:p>The period assigned by the Seller during which the information in the Catalogue Revision is effective. <text:s/>This may be given as start and end dates or a duration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Periodo di Validità</text:p>
          </table:table-cell>
          <table:table-cell table:style-name="ce17" office:value-type="string">
            <text:p>Il periodo assegnato dal Venditore durante il quale le informazioni nela Revisione Catalogo sono valide. Può essere assegnato con date di inizio e fine oppure con una durata.</text:p>
          </table:table-cell>
          <table:table-cell table:style-name="ce26" table:number-columns-repeated="1016"/>
        </table:table-row>
        <table:table-row table:style-name="ro5">
          <table:table-cell table:style-name="ce4" office:value-type="float" office:value="17">
            <text:p>17</text:p>
          </table:table-cell>
          <table:table-cell table:style-name="ce4" office:value-type="string">
            <text:p>Catalogue Pricing Update. Related_ Catalogue Reference. Catalogue Reference</text:p>
          </table:table-cell>
          <table:table-cell table:style-name="ce4" office:value-type="string">
            <text:p>RelatedCatalogueReference</text:p>
          </table:table-cell>
          <table:table-cell table:style-name="ce4" office:value-type="string">
            <text:p>An association to the Catalogue containing the revised Items.</text:p>
          </table:table-cell>
          <table:table-cell table:style-name="ce4" office:value-type="string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Catalogo Relativo</text:p>
          </table:table-cell>
          <table:table-cell table:style-name="ce17" office:value-type="string">
            <text:p>Associazione al Catalogo contenente gli articoli revisionati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18">
            <text:p>18</text:p>
          </table:table-cell>
          <table:table-cell table:style-name="ce4" office:value-type="string">
            <text:p>Catalogue Pricing Update. Referenced_ Contract. Contract</text:p>
          </table:table-cell>
          <table:table-cell table:style-name="ce4" office:value-type="string">
            <text:p>ReferencedContract</text:p>
          </table:table-cell>
          <table:table-cell table:style-name="ce4" office:value-type="string">
            <text:p>An association to a framework agreement or contract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ontratto di Riferimento</text:p>
          </table:table-cell>
          <table:table-cell table:style-name="ce17" office:value-type="string">
            <text:p>Associazione ad un accordo o contratto di riferimento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19">
            <text:p>19</text:p>
          </table:table-cell>
          <table:table-cell table:style-name="ce4" office:value-type="string">
            <text:p>Catalogue Pricing Update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One or more signatures applied to the document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7" office:value-type="string">
            <text:p>Una o più firme applicate al documento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20">
            <text:p>20</text:p>
          </table:table-cell>
          <table:table-cell table:style-name="ce4" office:value-type="string">
            <text:p>Catalogue Pricing Update. Provider_ Party. Party</text:p>
          </table:table-cell>
          <table:table-cell table:style-name="ce4" office:value-type="string">
            <text:p>ProviderParty</text:p>
          </table:table-cell>
          <table:table-cell table:style-name="ce4" office:value-type="string">
            <text:p>An association to the Catalogue Provider Party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ornitore</text:p>
          </table:table-cell>
          <table:table-cell table:style-name="ce17" office:value-type="string">
            <text:p>Associazione alla Parte Fornitore Catalogo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21">
            <text:p>21</text:p>
          </table:table-cell>
          <table:table-cell table:style-name="ce4" office:value-type="string">
            <text:p>Catalogue Pricing Update. Receiver_ Party. Party</text:p>
          </table:table-cell>
          <table:table-cell table:style-name="ce4" office:value-type="string">
            <text:p>ReceiverParty</text:p>
          </table:table-cell>
          <table:table-cell table:style-name="ce4" office:value-type="string">
            <text:p>An association to the Catalogue Receiver Party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cevente</text:p>
          </table:table-cell>
          <table:table-cell table:style-name="ce17" office:value-type="string">
            <text:p>Associazione alla Parte Ricevente il Catalogo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4" office:value-type="string">
            <text:p>Catalogue Pricing Update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The Suppli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Venditore</text:p>
          </table:table-cell>
          <table:table-cell table:style-name="ce17" office:value-type="string">
            <text:p>La Parte fornitrice responsabile del contratto al quale si riferisce il Catalogo.</text:p>
          </table:table-cell>
          <table:table-cell table:style-name="ce26" table:number-columns-repeated="1016"/>
        </table:table-row>
        <table:table-row table:style-name="ro5">
          <table:table-cell table:style-name="ce4" office:value-type="float" office:value="23">
            <text:p>23</text:p>
          </table:table-cell>
          <table:table-cell table:style-name="ce4" office:value-type="string">
            <text:p>Catalogue Pricing Update. Contractor_ Customer Party. Customer Party</text:p>
          </table:table-cell>
          <table:table-cell table:style-name="ce4" office:value-type="string">
            <text:p>ContractorCustomerParty</text:p>
          </table:table-cell>
          <table:table-cell table:style-name="ce4" office:value-type="string">
            <text:p>The Custom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ontraente</text:p>
          </table:table-cell>
          <table:table-cell table:style-name="ce17" office:value-type="string">
            <text:p>La Parte Cliente responsabile del contratto al quale il Catalogo si riferisce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24">
            <text:p>24</text:p>
          </table:table-cell>
          <table:table-cell table:style-name="ce4" office:value-type="string">
            <text:p>Catalogue Pricing Update. Trading Terms</text:p>
          </table:table-cell>
          <table:table-cell table:style-name="ce4" office:value-type="string">
            <text:p>TradingTerms</text:p>
          </table:table-cell>
          <table:table-cell table:style-name="ce4" office:value-type="string">
            <text:p>An association to trading term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Termini Commerciali</text:p>
          </table:table-cell>
          <table:table-cell table:style-name="ce17" office:value-type="string">
            <text:p>Associazione ai termini commerciali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25">
            <text:p>25</text:p>
          </table:table-cell>
          <table:table-cell table:style-name="ce4" office:value-type="string">
            <text:p>Catalogue Pricing Update. Default_ Language. Language</text:p>
          </table:table-cell>
          <table:table-cell table:style-name="ce4" office:value-type="string">
            <text:p>DefaultLanguage</text:p>
          </table:table-cell>
          <table:table-cell table:style-name="ce4" office:value-type="string">
            <text:p>The default language for the catalogue pricing update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Lingua base</text:p>
          </table:table-cell>
          <table:table-cell table:style-name="ce17" office:value-type="string">
            <text:p>La Lingua base utilizzata per l'aggiornamento dei prezzi nel Catalogo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26">
            <text:p>26</text:p>
          </table:table-cell>
          <table:table-cell table:style-name="ce4" office:value-type="string">
            <text:p>Catalogue Pricing Update. Catalogue Pricing Update Line</text:p>
          </table:table-cell>
          <table:table-cell table:style-name="ce4" office:value-type="string">
            <text:p>CataloguePricingUpdateLine</text:p>
          </table:table-cell>
          <table:table-cell table:style-name="ce4" office:value-type="string">
            <text:p>An association to one or more Catalogue Pricing Update Lines.</text:p>
          </table:table-cell>
          <table:table-cell table:style-name="ce4" office:value-type="string">
            <text:p>1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ga Aggiornamento Prezzi Catalogo</text:p>
          </table:table-cell>
          <table:table-cell table:style-name="ce17" office:value-type="string">
            <text:p>Associazione ad una o più Righe di Aggiornamento Prezzi sul Catalogo.</text:p>
          </table:table-cell>
          <table:table-cell table:style-name="ce26" table:number-columns-repeated="1016"/>
        </table:table-row>
        <table:table-row table:style-name="ro6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CataloguePricingUpdate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39:21</dc:date>
    <meta:document-statistic meta:table-count="1" meta:cell-count="219" meta:object-count="0"/>
    <meta:generator>OpenOffice.org/3.0$Win32 OpenOffice.org_project/300m9$Build-9358</meta:generator>
  </office:meta>
</office:document-meta>
</file>